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0b33a" officeooo:paragraph-rsid="0010b33a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0b33a" officeooo:paragraph-rsid="00144392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144392" officeooo:paragraph-rsid="00144392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officeooo:rsid="0010b33a"/>
    </style:style>
    <style:style style:name="T2" style:family="text">
      <style:text-properties officeooo:rsid="00121e81"/>
    </style:style>
    <style:style style:name="T3" style:family="text">
      <style:text-properties officeooo:rsid="00140da9"/>
    </style:style>
    <style:style style:name="T4" style:family="text">
      <style:text-properties officeooo:rsid="001443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Report </text:span><text:span text:style-name="T4">S5-L2</text:span></text:p>
      <text:p text:style-name="P4"/>
      <text:p text:style-name="P2">Ho iniziato la mia ricerca utilizzando webii per trovare informazioni di dominio pubblico sul presidente del consiglio, passando poi per per delle advance research su google, scoprendo così che nel 2019 è stata coautrice di un libro intitolato :Mafia nigeriana, origini, rituali e crimini. Il collega che ha co-firmato il libro mi ha portato a trovare un dottore <text:s/>endocrinologo, che ha fatto parte del palcoscenico mediatico degli ultimi anni. </text:p>
      <text:p text:style-name="P2"/>
      <text:p text:style-name="P2">Ho deciso quindi concentrarmi su questo personaggio, e ripetendo le ricerche avanzate su google sono stato I grado di scoprire: un canale youtube, facebook, il fatto che presieda un importante cattedra, e anche tramite quali piattaforme online fornisce alcune delle sue competenze. Tramite il dominio di questa piattaforma ho utilizzato Havester per risalire ad 8 indirizzi IP, 1 mail, e 2 host. <text:span text:style-name="T2">6 di questi ip passano tramite cloudflare, mentre gli altri due fanno capo a due server locati in germania.</text:span></text:p>
      <text:p text:style-name="P2"/>
      <text:p text:style-name="P2"><text:span text:style-name="T2"><text:s/>Analizzando ulteriormente questi due IP tramite shodan, ho trovato che uno di questi due ha 5 porte aperte: 21, 22, 80, 443, 8080. La porta 8080 è legata ad </text:span><text:span text:style-name="T3">una vecchia versione di Apache Tomcat, e questo può lasciare la piattaforma esposta ad una varietà di attacchi in base al</text:span><text:span text:style-name="T4">lo stato della porta.</text:span></text:p>
      <text:p text:style-name="P1"/>
      <text:p text:style-name="P3">La versione obsoleta di Tomcat può portare a pensare ad una scarsa manutenzione/attenzione; e questo può rivelarsi una vulnerabilità. 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5T21:47:08.965000000</meta:creation-date>
    <dc:date>2024-06-26T13:44:45.222000000</dc:date>
    <meta:editing-duration>PT11M17S</meta:editing-duration>
    <meta:editing-cycles>2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5" meta:word-count="224" meta:character-count="1394" meta:non-whitespace-character-count="1170"/>
  </office:meta>
</office:document-meta>
</file>